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1.974cm" fo:break-before="auto" style:use-optimal-row-height="true"/>
    </style:style>
    <style:style style:name="ro15" style:family="table-row">
      <style:table-row-properties style:row-height="1.48cm" fo:break-before="auto" style:use-optimal-row-height="true"/>
    </style:style>
    <style:style style:name="ro16" style:family="table-row">
      <style:table-row-properties style:row-height="1.02cm" fo:break-before="auto" style:use-optimal-row-height="true"/>
    </style:style>
    <style:style style:name="ro17" style:family="table-row">
      <style:table-row-properties style:row-height="3.849cm" fo:break-before="auto" style:use-optimal-row-height="true"/>
    </style:style>
    <style:style style:name="ro18" style:family="table-row">
      <style:table-row-properties style:row-height="2.434cm" fo:break-before="auto" style:use-optimal-row-height="true"/>
    </style:style>
    <style:style style:name="ro19" style:family="table-row">
      <style:table-row-properties style:row-height="3.388cm" fo:break-before="auto" style:use-optimal-row-height="true"/>
    </style:style>
    <style:style style:name="ro20" style:family="table-row">
      <style:table-row-properties style:row-height="4.343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50" calcext:value-type="float">
            <text:p>1450</text:p>
          </table:table-cell>
          <table:table-cell table:style-name="ce7" table:formula="of:=COUNTIF([.B7:.B999998];&quot;X&quot;)" office:value-type="float" office:value="1259" calcext:value-type="float">
            <text:p>1259</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7" calcext:value-type="float">
            <text:p>167</text:p>
          </table:table-cell>
          <table:table-cell table:style-name="ce25" table:formula="of:=SUM([.B2:.F2])" office:value-type="float" office:value="1542" calcext:value-type="float">
            <text:p>154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1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6">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7">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9">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14">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5">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15">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5">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6">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5">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15">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15">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15">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14">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6">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1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4">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15">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6">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6">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4">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6">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6">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5">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6">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6">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20">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5">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15">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9">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14">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6">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6">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4">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5">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5">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5">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5">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4">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15">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5">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6">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6">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6">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20">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6">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6">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6">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15">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4">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6">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6">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6">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6">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6">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6">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6">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6">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6">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6">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6">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6">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6">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6">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6">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6">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5">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6">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1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6">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5">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6">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4">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6">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6">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5">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14">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6">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6">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5">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5">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4">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4">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6">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6">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6">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6">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6">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5">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15">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6">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5">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5">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6">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6">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6">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6">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6">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6">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5">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6">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6">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6">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4">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5">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5">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4">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15">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5">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14">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5">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4">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4">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6">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4">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4">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5">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15">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15">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4">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4">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14">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6">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4">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14">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5">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4">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6">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6">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6">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4">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6">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5">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6">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6">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5">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6">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4">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5">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6">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6">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6">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5">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6">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5">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5">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5">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5">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6">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6">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5">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4">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5">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5">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5">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6">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5">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6">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6">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6">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6">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6">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6">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6">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5">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4">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6">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6">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6">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6">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5">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5">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5">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5">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6">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15">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5">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5">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6">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6">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6">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6">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6">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6">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6">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6">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5">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6">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6">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6">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6">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6">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5">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6">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5">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5">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6">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5">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5">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6">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6">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5">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5">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5">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15">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15">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5">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15">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6">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5">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6">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6">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6">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4">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5">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5">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4">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6">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6">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7">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6">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6">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6">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6">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6">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5">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6">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6">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6">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6">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6">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6">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6">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6">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6">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6">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6">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15">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6">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6">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5">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4">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4">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15">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6">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6">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5">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5">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6">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6">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5">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5">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5">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5">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6">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6">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6">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6">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6">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5">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6">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6">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5">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5">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5">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5">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5">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6">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15">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6">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6">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6">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5">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6">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6">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6">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5">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5">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5">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5">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6">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6">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6">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6">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6">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5">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6">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6">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6">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6">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6">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6">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6">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6">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5">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4">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6">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6">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15">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20">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5">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5">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5">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6">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6">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5">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15">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4">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5">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15">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6">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6">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5">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6">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6">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6">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14">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15">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5">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4">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5">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6">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6">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6">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15">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6">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6">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6">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6">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6">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6">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6">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6">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6">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6">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6">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15">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6">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5">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6">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6">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6">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6">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4">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5">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6">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6">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5">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6">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6">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6">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6">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15">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6">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6">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6">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5">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5">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6">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6">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6">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6">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5">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1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6">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6">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6">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6">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5">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5">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6">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5">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6">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5">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5">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5">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6">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4">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5">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6">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4">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15">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5">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5">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4">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6">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5">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5">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5">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5">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5">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6">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6">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6">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15">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6">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4">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6">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5">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4">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5">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5">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6">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6">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5">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6">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6">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5">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5">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6">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5">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5">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5">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6">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6">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6">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6">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6">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5">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6">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6">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5">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15">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5">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6">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6">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5">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5">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5">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6">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6">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6">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6">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6">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6">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5">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6">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6">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4">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4">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5">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6">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15">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14">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6">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15">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6">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5">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6">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6">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6">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6">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15">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4">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5">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14">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5">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5">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6">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5">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5">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4">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5">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5">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4">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5">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5">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5">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5">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15">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5">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6">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6">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6">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6">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6">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6">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5">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6">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6">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6">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6">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6">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4">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5">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5">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6">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4">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5">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14">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6">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6">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6">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6">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4">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6">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6">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4">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5">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5">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5">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5">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5">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6">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6">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5">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5">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5">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4">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6">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15">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1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4">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6">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5">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5">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4">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6">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7">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4">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4">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15">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4">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6">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5">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14">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5">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6">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5">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6">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6">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6">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14">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6">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6">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5">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14">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5">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6">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6">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4">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6">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6">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5">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5">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5">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6">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6">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5">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5">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6">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6">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5">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15">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6">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5">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6">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4">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4">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5">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6">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1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6">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4">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6">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4">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5">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4">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5">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5">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5">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5">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4">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6">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5">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5">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4">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6">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6">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6">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14">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15">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15">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6">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6">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15">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15">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5">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6">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6">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4">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5">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4">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15">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5">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6">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6">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6">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5">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6">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6">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5">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5">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5">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15">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6">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6">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5">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6">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6">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4">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5">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4">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6">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9">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5">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7">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6">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9">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19">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1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7">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7">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6">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6">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5">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0">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5">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6">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1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15">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5">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4">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6">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5">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6">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5">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5">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15">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14">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1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5">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15">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14">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14">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14">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15">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5">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15">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5">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5">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6">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9">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5">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6">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6">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6">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5">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5">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6">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5">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15">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6">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5">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0">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1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5">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6">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6">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6">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15">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6">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6">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6">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6">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5">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6">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6">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6">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5">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5">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5">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5">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5">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6">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5">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6">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6">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5">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6">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6">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5">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6">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6">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5">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6">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6">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6">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6">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4">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6">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6">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5">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15">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15">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6">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6">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6">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14">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6">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6">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5">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6">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6">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4">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6">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6">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5">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6">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6">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15">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6">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5">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5">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6">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4">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6">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5">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6">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6">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6">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6">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5">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6">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6">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15">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6">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6">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5">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6">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6">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6">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15">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4">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6">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6">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6">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5">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6">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6">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5">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6">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5">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6">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6">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5">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4">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5">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6">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6">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5">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6">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5">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5">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15">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15">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6">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5">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5">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15">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15">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19">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15">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6">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6">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5">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4">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6">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5">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5">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6">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4">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5">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6">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15">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15">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15">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6">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6">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6">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6">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6">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6">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15">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15">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6">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6">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6">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5">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4">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5">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15">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6">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6">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6">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6">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6">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6">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6">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6">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6">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6">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6">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6">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6">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4">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4">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4">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5">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6">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6">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6">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6">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6">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5">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6">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5">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6">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6">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6">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6">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6">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6">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5">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5">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6">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6">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6">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6">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6">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5">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6">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6">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6">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6">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6">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6">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6">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6">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6">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6">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6">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6">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6">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6">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6">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6">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6">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6">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4">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5">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6">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6">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6">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6">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6">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6">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6">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6">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6">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6">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6">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5">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5">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6">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6">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6">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6">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6">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6">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6">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15">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6">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6">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6">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6">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6">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4">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5">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5">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6">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6">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6">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6">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6">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6">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6">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6">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6">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4">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14">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6">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6">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4">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4">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4">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6">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4">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5">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4">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6">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5">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6">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6">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6">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6">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6">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6">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6">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6">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6">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6">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6">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6">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1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6">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6">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5">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5">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5">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6">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6">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6">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6">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5">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6">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5">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15">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6">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6">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6">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6">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6">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15">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5">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4">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5">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5">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5">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6">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1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6">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6">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6">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6">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5">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6">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6">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4">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4">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6">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1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6">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6">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5">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4">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4">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4">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14">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4">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5">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6">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6">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6">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7">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6">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8">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6">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6">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6">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6">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6">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6">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4">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6">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5">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6">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5">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6">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6">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6">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6">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6">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15">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6">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6">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5">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5">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6">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6">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5">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5">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4">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6">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6">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4">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4">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6">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5">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5">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6">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6">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5">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15">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4">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6">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6">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6">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15">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5">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6">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6">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5">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15">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6">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6">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6">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6">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6">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5">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6">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15">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5">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6">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6">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6">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6">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6">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6">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5">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6">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6">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5">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6">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3" table:number-rows-repeated="1047119">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2-01">00/00/0000</text:date>, <text:time style:data-style-name="N2" text:time-value="18:54:42.75041520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2-01T18:56:21.669129192</dc:date>
    <meta:editing-duration>P1DT13H27M30S</meta:editing-duration>
    <meta:editing-cycles>1439</meta:editing-cycles>
    <meta:document-statistic meta:table-count="1" meta:cell-count="8755" meta:object-count="0"/>
  </office:meta>
</office:document-meta>
</file>